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483" officeooo:paragraph-rsid="000a5483"/>
    </style:style>
    <style:style style:name="P2" style:family="paragraph" style:parent-style-name="Standard">
      <style:paragraph-properties fo:text-align="center" style:justify-single-word="false"/>
      <style:text-properties fo:font-size="22pt" officeooo:rsid="000a5483" officeooo:paragraph-rsid="000a5483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réunion client dév</text:p>
      <text:p text:style-name="P1"/>
      <text:p text:style-name="P1">Question demandé :</text:p>
      <text:p text:style-name="P1"/>
      <text:p text:style-name="P1">Si il faut bien cliqué sur les logos pour accéder au autre pages</text:p>
      <text:p text:style-name="P1"/>
      <text:p text:style-name="P1">donc oui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5:30:58.711000000</meta:creation-date>
    <dc:date>2023-11-13T15:35:25.067000000</dc:date>
    <meta:editing-duration>PT4M26S</meta:editing-duration>
    <meta:editing-cycles>1</meta:editing-cycles>
    <meta:document-statistic meta:table-count="0" meta:image-count="0" meta:object-count="0" meta:page-count="1" meta:paragraph-count="4" meta:word-count="23" meta:character-count="121" meta:non-whitespace-character-count="102"/>
    <meta:generator>LibreOffice/7.6.0.3$Windows_X86_64 LibreOffice_project/69edd8b8ebc41d00b4de3915dc82f8f0fc3b6265</meta:generator>
  </office:meta>
</office:document-meta>
</file>